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A30000009F7064D63CBB5EEFB4.png" manifest:media-type="image/png"/>
  <manifest:file-entry manifest:full-path="Pictures/10001D61000010D70000106C24EF68805213CC79.svg" manifest:media-type="image/svg+xml"/>
  <manifest:file-entry manifest:full-path="Pictures/100026FE00000A5D00000A5D01A41D769AA25074.svg" manifest:media-type="image/svg+xml"/>
  <manifest:file-entry manifest:full-path="Pictures/10000201000000640000006490EC21672482D86A.png" manifest:media-type="image/png"/>
  <manifest:file-entry manifest:full-path="Pictures/100002010000007100000071E71F2AFDD8D918DB.png" manifest:media-type="image/png"/>
  <manifest:file-entry manifest:full-path="Pictures/100002010000007200000072CB8202C745FC1F55.png" manifest:media-type="image/png"/>
  <manifest:file-entry manifest:full-path="Pictures/10000201000000EF000000F2B98ABE5748177847.png" manifest:media-type="image/png"/>
  <manifest:file-entry manifest:full-path="Pictures/100023EA00000BB000000BB0C0A883F3B6DA89CC.svg" manifest:media-type="image/svg+xml"/>
  <manifest:file-entry manifest:full-path="Pictures/10000C2500000BCC00000BCC3F036AB5048AA34B.svg" manifest:media-type="image/svg+xml"/>
  <manifest:file-entry manifest:full-path="Pictures/1000333300000BCC00000BCC1D7BA262608B65D7.svg" manifest:media-type="image/svg+xml"/>
  <manifest:file-entry manifest:full-path="Pictures/10000201000000720000007215E0D1BF301AF124.png" manifest:media-type="image/png"/>
  <manifest:file-entry manifest:full-path="Pictures/10000201000000EF000000F24A586A7C60280C22.png" manifest:media-type="image/png"/>
  <manifest:file-entry manifest:full-path="Pictures/10000201000000EF000000F22421660F6109F22B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6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2.37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3.66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3.5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3.27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3.1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5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4.125cm"/>
    </style:style>
    <style:style style:name="gr10" style:family="graphic" style:parent-style-name="standard">
      <style:graphic-properties draw:stroke="none" draw:opacity="40%" draw:textarea-horizontal-align="justify" draw:textarea-vertical-align="middle" draw:auto-grow-height="false" fo:min-height="1.056cm" fo:min-width="1.723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17.518cm" fo:min-width="18.409cm"/>
    </style:style>
    <style:style style:name="gr12" style:family="graphic" style:parent-style-name="standard">
      <style:graphic-properties draw:stroke="none" draw:fill-color="#666666" draw:opacity="40%" draw:textarea-horizontal-align="justify" draw:textarea-vertical-align="middle" draw:auto-grow-height="false" fo:min-height="1.056cm" fo:min-width="0.705cm"/>
    </style:style>
    <style:style style:name="gr13" style:family="graphic" style:parent-style-name="standard">
      <style:graphic-properties draw:stroke="none" draw:fill-color="#666666" draw:opacity="40%" draw:textarea-horizontal-align="justify" draw:textarea-vertical-align="middle" draw:auto-grow-height="false" fo:min-height="1.056cm" fo:min-width="0.31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3.96cm"/>
    </style:style>
    <style:style style:name="gr15" style:family="graphic" style:parent-style-name="standard">
      <style:graphic-properties draw:stroke="none" draw:fill-color="#dddddd" draw:textarea-horizontal-align="justify" draw:textarea-vertical-align="middle" draw:auto-grow-height="false" fo:min-height="5.709cm" fo:min-width="6.916cm"/>
    </style:style>
    <style:style style:name="gr16" style:family="graphic" style:parent-style-name="standard">
      <style:graphic-properties draw:stroke="none" draw:fill-color="#ffff99" draw:textarea-vertical-align="middle"/>
    </style:style>
    <style:style style:name="gr17" style:family="graphic" style:parent-style-name="standard">
      <style:graphic-properties draw:stroke="none" draw:fill-color="#99ffff" draw:textarea-vertical-align="middle"/>
    </style:style>
    <style:style style:name="gr18" style:family="graphic" style:parent-style-name="standard">
      <style:graphic-properties draw:stroke="none" draw:fill-color="#ff9999" draw:textarea-vertical-align="middle"/>
    </style:style>
    <style:style style:name="gr19" style:family="graphic" style:parent-style-name="standard">
      <style:graphic-properties draw:stroke="none" draw:fill="none" fo:min-height="0.776cm"/>
    </style:style>
    <style:style style:name="gr20" style:family="graphic" style:parent-style-name="standard">
      <style:graphic-properties draw:stroke="none" draw:fill-color="#666666" draw:opacity="40%" draw:textarea-horizontal-align="justify" draw:textarea-vertical-align="middle" draw:auto-grow-height="false" fo:min-height="2.361cm" fo:min-width="0.42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none" draw:fill="none" fo:min-height="0.616cm"/>
    </style:style>
    <style:style style:name="gr23" style:family="graphic" style:parent-style-name="standard">
      <style:graphic-properties draw:stroke="none" draw:fill-color="#ffffff" draw:textarea-horizontal-align="justify" draw:textarea-vertical-align="middle" draw:auto-grow-height="false" fo:min-height="3.413cm" fo:min-width="14.63cm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Carlito"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Carlito" fo:font-size="22pt" style:font-size-asian="22pt" style:font-size-complex="22pt"/>
    </style:style>
    <style:style style:name="P5" style:family="paragraph">
      <loext:graphic-properties draw:fill="none" draw:fill-color="#ffffff"/>
      <style:paragraph-properties fo:text-align="center"/>
      <style:text-properties fo:color="#6666ff" fo:font-weight="bold" style:font-weight-asian="bold" style:font-weight-complex="bold"/>
    </style:style>
    <style:style style:name="P6" style:family="paragraph">
      <loext:graphic-properties draw:opacity="40%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-color="#666666" draw:opacity="40%"/>
      <style:paragraph-properties fo:text-align="center"/>
    </style:style>
    <style:style style:name="P9" style:family="paragraph">
      <loext:graphic-properties draw:fill-color="#dddddd"/>
      <style:paragraph-properties fo:text-align="center"/>
      <style:text-properties style:font-name="Carlito" fo:font-size="22pt" fo:font-weight="bold" style:font-size-asian="22pt" style:font-weight-asian="bold" style:font-size-complex="22pt" style:font-weight-complex="bold"/>
    </style:style>
    <style:style style:name="P10" style:family="paragraph">
      <loext:graphic-properties draw:fill-color="#ffff99"/>
      <style:paragraph-properties fo:text-align="center"/>
    </style:style>
    <style:style style:name="P11" style:family="paragraph">
      <loext:graphic-properties draw:fill-color="#99ffff"/>
      <style:paragraph-properties fo:text-align="center"/>
    </style:style>
    <style:style style:name="P12" style:family="paragraph">
      <loext:graphic-properties draw:fill-color="#ff9999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center"/>
      <style:text-properties fo:color="#0000cc" fo:font-weight="bold" style:font-weight-asian="bold" style:font-weight-complex="bold"/>
    </style:style>
    <style:style style:name="T1" style:family="text">
      <style:text-properties style:font-name="Carlito" fo:font-size="22pt" style:font-size-asian="22pt" style:font-size-complex="22pt"/>
    </style:style>
    <style:style style:name="T2" style:family="text">
      <style:text-properties fo:color="#6666ff" fo:font-weight="bold" style:font-weight-asian="bold" style:font-weight-complex="bold"/>
    </style:style>
    <style:style style:name="T3" style:family="text">
      <style:text-properties style:font-name="Carlito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0000cc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736cm" svg:height="2.735cm" svg:x="23.257cm" svg:y="8.721cm">
          <draw:image xlink:href="Pictures/100026FE00000A5D00000A5D01A41D769AA25074.svg" xlink:type="simple" xlink:show="embed" xlink:actuate="onLoad">
            <text:p/>
          </draw:image>
          <draw:image xlink:href="Pictures/10000201000000640000006490EC21672482D86A.png" xlink:type="simple" xlink:show="embed" xlink:actuate="onLoad"/>
        </draw:frame>
        <draw:frame draw:style-name="gr1" draw:text-style-name="P1" draw:layer="layout" svg:width="2.736cm" svg:height="2.735cm" svg:x="22.742cm" svg:y="12.569cm">
          <draw:image xlink:href="Pictures/100026FE00000A5D00000A5D01A41D769AA25074.svg" xlink:type="simple" xlink:show="embed" xlink:actuate="onLoad">
            <text:p/>
          </draw:image>
          <draw:image xlink:href="Pictures/10000201000000640000006490EC21672482D86A.png" xlink:type="simple" xlink:show="embed" xlink:actuate="onLoad"/>
        </draw:frame>
        <draw:frame draw:style-name="gr1" draw:text-style-name="P1" draw:layer="layout" svg:width="2.888cm" svg:height="3.093cm" svg:x="25.322cm" svg:y="8.479cm">
          <draw:image xlink:href="Pictures/100023EA00000BB000000BB0C0A883F3B6DA89CC.svg" xlink:type="simple" xlink:show="embed" xlink:actuate="onLoad">
            <text:p/>
          </draw:image>
          <draw:image xlink:href="Pictures/100002010000007100000071E71F2AFDD8D918DB.png" xlink:type="simple" xlink:show="embed" xlink:actuate="onLoad"/>
        </draw:frame>
        <draw:g>
          <draw:g>
            <draw:g>
              <draw:frame draw:style-name="gr1" draw:text-style-name="P1" draw:layer="layout" svg:width="3.019cm" svg:height="3.019cm" svg:x="0.421cm" svg:y="2.082cm">
                <draw:image xlink:href="Pictures/10000C2500000BCC00000BCC3F036AB5048AA34B.svg" xlink:type="simple" xlink:show="embed" xlink:actuate="onLoad">
                  <text:p/>
                </draw:image>
                <draw:image xlink:href="Pictures/100002010000007200000072CB8202C745FC1F55.png" xlink:type="simple" xlink:show="embed" xlink:actuate="onLoad"/>
              </draw:frame>
            </draw:g>
          </draw:g>
          <draw:frame draw:style-name="gr2" draw:text-style-name="P2" draw:layer="layout" svg:width="2.382cm" svg:height="1.026cm" svg:x="0.739cm" svg:y="5.298cm">
            <draw:text-box>
              <text:p><text:span text:style-name="T1">Editor</text:span></text:p>
            </draw:text-box>
          </draw:frame>
        </draw:g>
        <draw:g>
          <draw:g>
            <draw:frame draw:style-name="gr1" draw:text-style-name="P1" draw:layer="layout" svg:width="2.736cm" svg:height="2.735cm" svg:x="4.544cm" svg:y="2.082cm">
              <draw:image xlink:href="Pictures/100026FE00000A5D00000A5D01A41D769AA25074.svg" xlink:type="simple" xlink:show="embed" xlink:actuate="onLoad">
                <text:p/>
              </draw:image>
              <draw:image xlink:href="Pictures/10000201000000640000006490EC21672482D86A.png" xlink:type="simple" xlink:show="embed" xlink:actuate="onLoad"/>
            </draw:frame>
          </draw:g>
          <draw:frame draw:style-name="gr3" draw:text-style-name="P4" draw:layer="layout" svg:width="2.873cm" svg:height="1.801cm" svg:x="4.476cm" svg:y="5.298cm">
            <draw:text-box>
              <text:p text:style-name="P3"><text:span text:style-name="T1">Archivo</text:span><text:span text:style-name="T1"><text:line-break/></text:span><text:span text:style-name="T1">fuente</text:span></text:p>
            </draw:text-box>
          </draw:frame>
        </draw:g>
        <draw:g>
          <draw:g>
            <draw:frame draw:style-name="gr1" draw:text-style-name="P1" draw:layer="layout" svg:width="3.019cm" svg:height="3.019cm" svg:x="8.666cm" svg:y="2.082cm">
              <draw:image xlink:href="Pictures/1000333300000BCC00000BCC1D7BA262608B65D7.svg" xlink:type="simple" xlink:show="embed" xlink:actuate="onLoad">
                <text:p/>
              </draw:image>
              <draw:image xlink:href="Pictures/10000201000000720000007215E0D1BF301AF124.png" xlink:type="simple" xlink:show="embed" xlink:actuate="onLoad"/>
            </draw:frame>
          </draw:g>
          <draw:frame draw:style-name="gr4" draw:text-style-name="P2" draw:layer="layout" svg:width="4.168cm" svg:height="1.026cm" svg:x="8.091cm" svg:y="5.298cm">
            <draw:text-box>
              <text:p><text:span text:style-name="T1">Compilador</text:span></text:p>
            </draw:text-box>
          </draw:frame>
        </draw:g>
        <draw:g>
          <draw:g>
            <draw:frame draw:style-name="gr1" draw:text-style-name="P1" draw:layer="layout" svg:width="3.019cm" svg:height="3.019cm" svg:x="16.875cm" svg:y="2.082cm">
              <draw:image xlink:href="Pictures/1000333300000BCC00000BCC1D7BA262608B65D7.svg" xlink:type="simple" xlink:show="embed" xlink:actuate="onLoad">
                <text:p/>
              </draw:image>
              <draw:image xlink:href="Pictures/10000201000000720000007215E0D1BF301AF124.png" xlink:type="simple" xlink:show="embed" xlink:actuate="onLoad"/>
            </draw:frame>
          </draw:g>
          <draw:frame draw:style-name="gr5" draw:text-style-name="P4" draw:layer="layout" svg:width="4.075cm" svg:height="1.801cm" svg:x="16.347cm" svg:y="5.298cm">
            <draw:text-box>
              <text:p text:style-name="P3"><text:span text:style-name="T1">Vinculador</text:span></text:p>
              <text:p text:style-name="P3"><text:span text:style-name="T1">o linkeditor</text:span></text:p>
            </draw:text-box>
          </draw:frame>
        </draw:g>
        <draw:g>
          <draw:g>
            <draw:g>
              <draw:frame draw:style-name="gr1" draw:text-style-name="P1" draw:layer="layout" svg:width="2.888cm" svg:height="3.093cm" svg:x="21.592cm" svg:y="2.082cm">
                <draw:image xlink:href="Pictures/100023EA00000BB000000BB0C0A883F3B6DA89CC.svg" xlink:type="simple" xlink:show="embed" xlink:actuate="onLoad">
                  <text:p/>
                </draw:image>
                <draw:image xlink:href="Pictures/100002010000007100000071E71F2AFDD8D918DB.png" xlink:type="simple" xlink:show="embed" xlink:actuate="onLoad"/>
              </draw:frame>
              <draw:frame draw:style-name="gr1" draw:text-style-name="P1" draw:layer="layout" svg:width="1.633cm" svg:height="1.633cm" svg:x="22.25cm" svg:y="3.107cm">
                <draw:image xlink:href="Pictures/1000333300000BCC00000BCC1D7BA262608B65D7.svg" xlink:type="simple" xlink:show="embed" xlink:actuate="onLoad">
                  <text:p/>
                </draw:image>
                <draw:image xlink:href="Pictures/10000201000000720000007215E0D1BF301AF124.png" xlink:type="simple" xlink:show="embed" xlink:actuate="onLoad"/>
              </draw:frame>
            </draw:g>
          </draw:g>
          <draw:frame draw:style-name="gr6" draw:text-style-name="P4" draw:layer="layout" svg:width="3.779cm" svg:height="1.801cm" svg:x="21.147cm" svg:y="5.298cm">
            <draw:text-box>
              <text:p text:style-name="P3"><text:span text:style-name="T1">Archivo</text:span><text:span text:style-name="T1"><text:line-break/></text:span><text:span text:style-name="T1">ejecutable</text:span></text:p>
            </draw:text-box>
          </draw:frame>
        </draw:g>
        <draw:g>
          <draw:frame draw:style-name="gr1" draw:text-style-name="P1" draw:layer="layout" svg:width="2.421cm" svg:height="2.451cm" svg:x="26.277cm" svg:y="2.462cm">
            <draw:image xlink:href="Pictures/10000201000000EF000000F24A586A7C60280C22.png" xlink:type="simple" xlink:show="embed" xlink:actuate="onLoad">
              <text:p/>
            </draw:image>
          </draw:frame>
          <draw:frame draw:style-name="gr7" draw:text-style-name="P4" draw:layer="layout" svg:width="3.601cm" svg:height="1.026cm" svg:x="25.687cm" svg:y="5.299cm">
            <draw:text-box>
              <text:p text:style-name="P3"><text:span text:style-name="T1">Biblioteca</text:span></text:p>
            </draw:text-box>
          </draw:frame>
        </draw:g>
        <draw:g>
          <draw:g>
            <draw:g>
              <draw:frame draw:style-name="gr1" draw:text-style-name="P1" draw:layer="layout" svg:width="2.888cm" svg:height="3.093cm" svg:x="12.706cm" svg:y="2.082cm">
                <draw:image xlink:href="Pictures/100023EA00000BB000000BB0C0A883F3B6DA89CC.svg" xlink:type="simple" xlink:show="embed" xlink:actuate="onLoad">
                  <text:p/>
                </draw:image>
                <draw:image xlink:href="Pictures/100002010000007100000071E71F2AFDD8D918DB.png" xlink:type="simple" xlink:show="embed" xlink:actuate="onLoad"/>
              </draw:frame>
            </draw:g>
            <draw:frame draw:style-name="gr3" draw:text-style-name="P4" draw:layer="layout" svg:width="2.873cm" svg:height="1.801cm" svg:x="12.714cm" svg:y="5.298cm">
              <draw:text-box>
                <text:p text:style-name="P3"><text:span text:style-name="T1">Archivo</text:span><text:span text:style-name="T1"><text:line-break/></text:span><text:span text:style-name="T1">objeto</text:span></text:p>
              </draw:text-box>
            </draw:frame>
          </draw:g>
          <draw:frame draw:style-name="gr8" draw:text-style-name="P5" draw:layer="layout" svg:width="2.259cm" svg:height="1.673cm" svg:x="13.058cm" svg:y="3.299cm">
            <draw:text-box>
              <text:p text:style-name="P3"><text:span text:style-name="T2">0101</text:span></text:p>
              <text:p text:style-name="P3"><text:span text:style-name="T2">10101</text:span></text:p>
            </draw:text-box>
          </draw:frame>
        </draw:g>
        <draw:g>
          <draw:frame draw:style-name="gr1" draw:text-style-name="P1" draw:layer="layout" svg:width="2.888cm" svg:height="3.093cm" svg:x="25.319cm" svg:y="11.923cm">
            <draw:image xlink:href="Pictures/100023EA00000BB000000BB0C0A883F3B6DA89CC.svg" xlink:type="simple" xlink:show="embed" xlink:actuate="onLoad">
              <text:p/>
            </draw:image>
            <draw:image xlink:href="Pictures/100002010000007100000071E71F2AFDD8D918DB.png" xlink:type="simple" xlink:show="embed" xlink:actuate="onLoad"/>
          </draw:frame>
          <draw:frame draw:style-name="gr8" draw:text-style-name="P5" draw:layer="layout" svg:width="2.259cm" svg:height="1.673cm" svg:x="25.67cm" svg:y="13.196cm">
            <draw:text-box>
              <text:p text:style-name="P3"><text:span text:style-name="T2">0101</text:span></text:p>
              <text:p text:style-name="P3"><text:span text:style-name="T2">10101</text:span></text:p>
            </draw:text-box>
          </draw:frame>
        </draw:g>
        <draw:g>
          <draw:g>
            <draw:frame draw:style-name="gr1" draw:text-style-name="P1" draw:layer="layout" svg:width="3.019cm" svg:height="3.019cm" svg:x="13.341cm" svg:y="11.187cm">
              <draw:image xlink:href="Pictures/1000333300000BCC00000BCC1D7BA262608B65D7.svg" xlink:type="simple" xlink:show="embed" xlink:actuate="onLoad">
                <text:p/>
              </draw:image>
              <draw:image xlink:href="Pictures/10000201000000720000007215E0D1BF301AF124.png" xlink:type="simple" xlink:show="embed" xlink:actuate="onLoad"/>
            </draw:frame>
          </draw:g>
          <draw:frame draw:style-name="gr9" draw:text-style-name="P2" draw:layer="layout" svg:width="4.625cm" svg:height="1.026cm" svg:x="12.538cm" svg:y="14.403cm">
            <draw:text-box>
              <text:p><text:span text:style-name="T1">Ensamblador</text:span></text:p>
            </draw:text-box>
          </draw:frame>
        </draw:g>
        <draw:custom-shape draw:style-name="gr10" draw:text-style-name="P6" draw:layer="layout" svg:width="2.54cm" svg:height="2.611cm" svg:x="3.811cm" svg:y="9.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6" draw:layer="layout" svg:width="2.54cm" svg:height="2.611cm" svg:x="9.457cm" svg:y="9.5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6" draw:layer="layout" svg:width="2.54cm" svg:height="2.611cm" svg:x="3.6cm" svg:y="12.7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6" draw:layer="layout" svg:width="2.54cm" svg:height="2.611cm" svg:x="9.598cm" svg:y="12.7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Default">
        <draw:g>
          <draw:custom-shape draw:style-name="gr11" draw:text-style-name="P7" draw:layer="layout" svg:width="18.909cm" svg:height="17.768cm" svg:x="3.633cm" svg:y="1cm">
            <text:p/>
            <draw:enhanced-geometry svg:viewBox="0 0 21600 21600" draw:type="rectangle" draw:enhanced-path="M 0 0 L 21600 0 21600 21600 0 21600 0 0 Z N"/>
          </draw:custom-shape>
          <draw:g>
            <draw:g>
              <draw:g>
                <draw:frame draw:style-name="gr1" draw:text-style-name="P1" draw:layer="layout" svg:width="3.019cm" svg:height="3.019cm" svg:x="4.075cm" svg:y="1.975cm">
                  <draw:image xlink:href="Pictures/10000C2500000BCC00000BCC3F036AB5048AA34B.svg" xlink:type="simple" xlink:show="embed" xlink:actuate="onLoad">
                    <text:p/>
                  </draw:image>
                  <draw:image xlink:href="Pictures/100002010000007200000072CB8202C745FC1F55.png" xlink:type="simple" xlink:show="embed" xlink:actuate="onLoad"/>
                </draw:frame>
              </draw:g>
            </draw:g>
            <draw:frame draw:style-name="gr2" draw:text-style-name="P2" draw:layer="layout" svg:width="2.382cm" svg:height="1.026cm" svg:x="4.393cm" svg:y="4.691cm">
              <draw:text-box>
                <text:p><text:span text:style-name="T1">Editor</text:span></text:p>
              </draw:text-box>
            </draw:frame>
          </draw:g>
          <draw:g>
            <draw:g>
              <draw:frame draw:style-name="gr1" draw:text-style-name="P1" draw:layer="layout" svg:width="2.736cm" svg:height="2.735cm" svg:x="8.602cm" svg:y="1.588cm">
                <draw:image xlink:href="Pictures/100026FE00000A5D00000A5D01A41D769AA25074.svg" xlink:type="simple" xlink:show="embed" xlink:actuate="onLoad">
                  <text:p/>
                </draw:image>
                <draw:image xlink:href="Pictures/10000201000000640000006490EC21672482D86A.png" xlink:type="simple" xlink:show="embed" xlink:actuate="onLoad"/>
              </draw:frame>
            </draw:g>
            <draw:frame draw:style-name="gr3" draw:text-style-name="P4" draw:layer="layout" svg:width="2.873cm" svg:height="1.801cm" svg:x="8.534cm" svg:y="4.304cm">
              <draw:text-box>
                <text:p text:style-name="P3"><text:span text:style-name="T1">Archivo</text:span><text:span text:style-name="T1"><text:line-break/></text:span><text:span text:style-name="T1">fuente</text:span></text:p>
              </draw:text-box>
            </draw:frame>
          </draw:g>
          <draw:g>
            <draw:g>
              <draw:frame draw:style-name="gr1" draw:text-style-name="P1" draw:layer="layout" svg:width="3.019cm" svg:height="3.019cm" svg:x="13.422cm" svg:y="1.975cm">
                <draw:image xlink:href="Pictures/1000333300000BCC00000BCC1D7BA262608B65D7.svg" xlink:type="simple" xlink:show="embed" xlink:actuate="onLoad">
                  <text:p/>
                </draw:image>
                <draw:image xlink:href="Pictures/10000201000000720000007215E0D1BF301AF124.png" xlink:type="simple" xlink:show="embed" xlink:actuate="onLoad"/>
              </draw:frame>
            </draw:g>
            <draw:frame draw:style-name="gr4" draw:text-style-name="P2" draw:layer="layout" svg:width="4.168cm" svg:height="1.026cm" svg:x="12.847cm" svg:y="4.891cm">
              <draw:text-box>
                <text:p><text:span text:style-name="T1">Compilador</text:span></text:p>
              </draw:text-box>
            </draw:frame>
          </draw:g>
          <draw:g>
            <draw:g>
              <draw:frame draw:style-name="gr1" draw:text-style-name="P1" draw:layer="layout" svg:width="3.019cm" svg:height="3.019cm" svg:x="18.417cm" svg:y="7.855cm">
                <draw:image xlink:href="Pictures/1000333300000BCC00000BCC1D7BA262608B65D7.svg" xlink:type="simple" xlink:show="embed" xlink:actuate="onLoad">
                  <text:p/>
                </draw:image>
                <draw:image xlink:href="Pictures/10000201000000720000007215E0D1BF301AF124.png" xlink:type="simple" xlink:show="embed" xlink:actuate="onLoad"/>
              </draw:frame>
            </draw:g>
            <draw:frame draw:style-name="gr5" draw:text-style-name="P4" draw:layer="layout" svg:width="4.075cm" svg:height="1.801cm" svg:x="17.889cm" svg:y="10.771cm">
              <draw:text-box>
                <text:p text:style-name="P3"><text:span text:style-name="T1">Vinculador</text:span></text:p>
                <text:p text:style-name="P3"><text:span text:style-name="T1">o linkeditor</text:span></text:p>
              </draw:text-box>
            </draw:frame>
          </draw:g>
          <draw:g>
            <draw:g>
              <draw:g>
                <draw:frame draw:style-name="gr1" draw:text-style-name="P1" draw:layer="layout" svg:width="2.888cm" svg:height="3.093cm" svg:x="13.432cm" svg:y="7.855cm">
                  <draw:image xlink:href="Pictures/100023EA00000BB000000BB0C0A883F3B6DA89CC.svg" xlink:type="simple" xlink:show="embed" xlink:actuate="onLoad">
                    <text:p/>
                  </draw:image>
                  <draw:image xlink:href="Pictures/100002010000007100000071E71F2AFDD8D918DB.png" xlink:type="simple" xlink:show="embed" xlink:actuate="onLoad"/>
                </draw:frame>
                <draw:frame draw:style-name="gr1" draw:text-style-name="P1" draw:layer="layout" svg:width="1.633cm" svg:height="1.633cm" svg:x="14.09cm" svg:y="8.88cm">
                  <draw:image xlink:href="Pictures/1000333300000BCC00000BCC1D7BA262608B65D7.svg" xlink:type="simple" xlink:show="embed" xlink:actuate="onLoad">
                    <text:p/>
                  </draw:image>
                  <draw:image xlink:href="Pictures/10000201000000720000007215E0D1BF301AF124.png" xlink:type="simple" xlink:show="embed" xlink:actuate="onLoad"/>
                </draw:frame>
              </draw:g>
            </draw:g>
            <draw:frame draw:style-name="gr6" draw:text-style-name="P4" draw:layer="layout" svg:width="3.779cm" svg:height="1.801cm" svg:x="12.987cm" svg:y="10.871cm">
              <draw:text-box>
                <text:p text:style-name="P3"><text:span text:style-name="T1">Archivo</text:span><text:span text:style-name="T1"><text:line-break/></text:span><text:span text:style-name="T1">ejecutable</text:span></text:p>
              </draw:text-box>
            </draw:frame>
          </draw:g>
          <draw:g>
            <draw:g>
              <draw:g>
                <draw:frame draw:style-name="gr1" draw:text-style-name="P1" draw:layer="layout" svg:width="2.888cm" svg:height="3.093cm" svg:x="18.371cm" svg:y="1.405cm">
                  <draw:image xlink:href="Pictures/100023EA00000BB000000BB0C0A883F3B6DA89CC.svg" xlink:type="simple" xlink:show="embed" xlink:actuate="onLoad">
                    <text:p/>
                  </draw:image>
                  <draw:image xlink:href="Pictures/100002010000007100000071E71F2AFDD8D918DB.png" xlink:type="simple" xlink:show="embed" xlink:actuate="onLoad"/>
                </draw:frame>
              </draw:g>
              <draw:frame draw:style-name="gr3" draw:text-style-name="P4" draw:layer="layout" svg:width="2.873cm" svg:height="1.801cm" svg:x="18.379cm" svg:y="4.421cm">
                <draw:text-box>
                  <text:p text:style-name="P3"><text:span text:style-name="T1">Archivo</text:span><text:span text:style-name="T1"><text:line-break/></text:span><text:span text:style-name="T1">objeto</text:span></text:p>
                </draw:text-box>
              </draw:frame>
            </draw:g>
            <draw:frame draw:style-name="gr8" draw:text-style-name="P5" draw:layer="layout" svg:width="2.259cm" svg:height="1.673cm" svg:x="18.723cm" svg:y="2.622cm">
              <draw:text-box>
                <text:p text:style-name="P3"><text:span text:style-name="T2">0101</text:span></text:p>
                <text:p text:style-name="P3"><text:span text:style-name="T2">10101</text:span></text:p>
              </draw:text-box>
            </draw:frame>
          </draw:g>
          <draw:custom-shape draw:style-name="gr12" draw:text-style-name="P8" draw:layer="layout" svg:width="1.377cm" svg:height="2.611cm" svg:x="11.73cm" svg:y="2.59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2" draw:text-style-name="P8" draw:layer="layout" svg:width="1.377cm" svg:height="2.611cm" svg:x="7.059cm" svg:y="2.6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2" draw:text-style-name="P8" draw:layer="layout" svg:width="1.377cm" svg:height="2.611cm" draw:transform="rotate (-3.14159265358979) translate (18.177cm 10.782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" draw:text-style-name="P8" draw:layer="layout" svg:width="0.929cm" svg:height="2.611cm" draw:transform="rotate (-1.5707963267949) translate (21.243cm 6.643cm)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2" draw:text-style-name="P8" draw:layer="layout" svg:width="1.377cm" svg:height="2.611cm" svg:x="16.73cm" svg:y="2.59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  <draw:page draw:name="page3" draw:style-name="dp1" draw:master-page-name="Default">
        <draw:g>
          <draw:custom-shape draw:style-name="gr11" draw:text-style-name="P7" draw:layer="layout" svg:width="18.909cm" svg:height="17.768cm" svg:x="3.633cm" svg:y="1cm">
            <text:p/>
            <draw:enhanced-geometry svg:viewBox="0 0 21600 21600" draw:type="rectangle" draw:enhanced-path="M 0 0 L 21600 0 21600 21600 0 21600 0 0 Z N"/>
          </draw:custom-shape>
          <draw:g>
            <draw:frame draw:style-name="gr1" draw:text-style-name="P1" draw:layer="layout" svg:width="2.421cm" svg:height="2.451cm" svg:x="18.71cm" svg:y="13.917cm">
              <draw:image xlink:href="Pictures/10000201000000EF000000F22421660F6109F22B.png" xlink:type="simple" xlink:show="embed" xlink:actuate="onLoad">
                <text:p/>
              </draw:image>
            </draw:frame>
            <draw:frame draw:style-name="gr7" draw:text-style-name="P4" draw:layer="layout" svg:width="3.601cm" svg:height="1.026cm" svg:x="18.12cm" svg:y="16.554cm">
              <draw:text-box>
                <text:p text:style-name="P3"><text:span text:style-name="T1">Biblioteca</text:span></text:p>
              </draw:text-box>
            </draw:frame>
          </draw:g>
          <draw:custom-shape draw:style-name="gr13" draw:text-style-name="P8" draw:layer="layout" svg:width="0.929cm" svg:height="2.611cm" draw:transform="rotate (-1.5707963267949) translate (21.226cm 12.512cm)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g>
              <draw:g>
                <draw:frame draw:style-name="gr1" draw:text-style-name="P1" draw:layer="layout" svg:width="3.019cm" svg:height="3.019cm" svg:x="4.076cm" svg:y="1.976cm">
                  <draw:image xlink:href="Pictures/10000C2500000BCC00000BCC3F036AB5048AA34B.svg" xlink:type="simple" xlink:show="embed" xlink:actuate="onLoad">
                    <text:p/>
                  </draw:image>
                  <draw:image xlink:href="Pictures/100002010000007200000072CB8202C745FC1F55.png" xlink:type="simple" xlink:show="embed" xlink:actuate="onLoad"/>
                </draw:frame>
              </draw:g>
            </draw:g>
            <draw:frame draw:style-name="gr2" draw:text-style-name="P2" draw:layer="layout" svg:width="2.382cm" svg:height="1.026cm" svg:x="4.394cm" svg:y="4.692cm">
              <draw:text-box>
                <text:p><text:span text:style-name="T1">Editor</text:span></text:p>
              </draw:text-box>
            </draw:frame>
          </draw:g>
          <draw:g>
            <draw:g>
              <draw:frame draw:style-name="gr1" draw:text-style-name="P1" draw:layer="layout" svg:width="2.736cm" svg:height="2.735cm" svg:x="8.603cm" svg:y="1.589cm">
                <draw:image xlink:href="Pictures/100026FE00000A5D00000A5D01A41D769AA25074.svg" xlink:type="simple" xlink:show="embed" xlink:actuate="onLoad">
                  <text:p/>
                </draw:image>
                <draw:image xlink:href="Pictures/10000201000000640000006490EC21672482D86A.png" xlink:type="simple" xlink:show="embed" xlink:actuate="onLoad"/>
              </draw:frame>
            </draw:g>
            <draw:frame draw:style-name="gr3" draw:text-style-name="P4" draw:layer="layout" svg:width="2.873cm" svg:height="1.801cm" svg:x="8.535cm" svg:y="4.305cm">
              <draw:text-box>
                <text:p text:style-name="P3"><text:span text:style-name="T1">Archivo</text:span><text:span text:style-name="T1"><text:line-break/></text:span><text:span text:style-name="T1">fuente</text:span></text:p>
              </draw:text-box>
            </draw:frame>
          </draw:g>
          <draw:g>
            <draw:g>
              <draw:frame draw:style-name="gr1" draw:text-style-name="P1" draw:layer="layout" svg:width="3.019cm" svg:height="3.019cm" svg:x="13.423cm" svg:y="1.976cm">
                <draw:image xlink:href="Pictures/1000333300000BCC00000BCC1D7BA262608B65D7.svg" xlink:type="simple" xlink:show="embed" xlink:actuate="onLoad">
                  <text:p/>
                </draw:image>
                <draw:image xlink:href="Pictures/10000201000000720000007215E0D1BF301AF124.png" xlink:type="simple" xlink:show="embed" xlink:actuate="onLoad"/>
              </draw:frame>
            </draw:g>
            <draw:frame draw:style-name="gr4" draw:text-style-name="P2" draw:layer="layout" svg:width="4.168cm" svg:height="1.026cm" svg:x="12.848cm" svg:y="4.892cm">
              <draw:text-box>
                <text:p><text:span text:style-name="T1">Compilador</text:span></text:p>
              </draw:text-box>
            </draw:frame>
          </draw:g>
          <draw:g>
            <draw:g>
              <draw:frame draw:style-name="gr1" draw:text-style-name="P1" draw:layer="layout" svg:width="3.019cm" svg:height="3.019cm" svg:x="18.411cm" svg:y="7.856cm">
                <draw:image xlink:href="Pictures/1000333300000BCC00000BCC1D7BA262608B65D7.svg" xlink:type="simple" xlink:show="embed" xlink:actuate="onLoad">
                  <text:p/>
                </draw:image>
                <draw:image xlink:href="Pictures/10000201000000720000007215E0D1BF301AF124.png" xlink:type="simple" xlink:show="embed" xlink:actuate="onLoad"/>
              </draw:frame>
            </draw:g>
            <draw:frame draw:style-name="gr14" draw:text-style-name="P4" draw:layer="layout" svg:width="4.46cm" svg:height="1.026cm" svg:x="17.69cm" svg:y="10.772cm">
              <draw:text-box>
                <text:p text:style-name="P3"><text:span text:style-name="T1">Bibliotecario</text:span></text:p>
              </draw:text-box>
            </draw:frame>
          </draw:g>
          <draw:g>
            <draw:g>
              <draw:g>
                <draw:frame draw:style-name="gr1" draw:text-style-name="P1" draw:layer="layout" svg:width="2.888cm" svg:height="3.093cm" svg:x="18.352cm" svg:y="1.371cm">
                  <draw:image xlink:href="Pictures/100023EA00000BB000000BB0C0A883F3B6DA89CC.svg" xlink:type="simple" xlink:show="embed" xlink:actuate="onLoad">
                    <text:p/>
                  </draw:image>
                  <draw:image xlink:href="Pictures/100002010000007100000071E71F2AFDD8D918DB.png" xlink:type="simple" xlink:show="embed" xlink:actuate="onLoad"/>
                </draw:frame>
              </draw:g>
              <draw:frame draw:style-name="gr3" draw:text-style-name="P4" draw:layer="layout" svg:width="2.873cm" svg:height="1.801cm" svg:x="18.36cm" svg:y="4.387cm">
                <draw:text-box>
                  <text:p text:style-name="P3"><text:span text:style-name="T1">Archivo</text:span><text:span text:style-name="T1"><text:line-break/></text:span><text:span text:style-name="T1">objeto</text:span></text:p>
                </draw:text-box>
              </draw:frame>
            </draw:g>
            <draw:frame draw:style-name="gr8" draw:text-style-name="P5" draw:layer="layout" svg:width="2.259cm" svg:height="1.673cm" svg:x="18.704cm" svg:y="2.588cm">
              <draw:text-box>
                <text:p text:style-name="P3"><text:span text:style-name="T2">0101</text:span></text:p>
                <text:p text:style-name="P3"><text:span text:style-name="T2">10101</text:span></text:p>
              </draw:text-box>
            </draw:frame>
          </draw:g>
          <draw:custom-shape draw:style-name="gr12" draw:text-style-name="P8" draw:layer="layout" svg:width="1.377cm" svg:height="2.611cm" svg:x="11.731cm" svg:y="2.59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2" draw:text-style-name="P8" draw:layer="layout" svg:width="1.377cm" svg:height="2.611cm" svg:x="7.06cm" svg:y="2.62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" draw:text-style-name="P8" draw:layer="layout" svg:width="0.929cm" svg:height="2.611cm" draw:transform="rotate (-1.5707963267949) translate (21.226cm 6.644cm)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2" draw:text-style-name="P8" draw:layer="layout" svg:width="1.377cm" svg:height="2.611cm" svg:x="16.731cm" svg:y="2.59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  <draw:page draw:name="page4" draw:style-name="dp1" draw:master-page-name="Default">
        <draw:g>
          <draw:custom-shape draw:style-name="gr11" draw:text-style-name="P7" draw:layer="layout" svg:width="18.909cm" svg:height="17.768cm" svg:x="3.474cm" svg:y="1.52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9" draw:layer="layout" svg:width="7.416cm" svg:height="5.959cm" svg:x="3.916cm" svg:y="1.529cm"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>Edición</text:span></text:p>
            <draw:enhanced-geometry svg:viewBox="0 0 21600 21600" draw:type="rectangle" draw:enhanced-path="M 0 0 L 21600 0 21600 21600 0 21600 0 0 Z N"/>
          </draw:custom-shape>
          <draw:g>
            <draw:g>
              <draw:g>
                <draw:frame draw:style-name="gr1" draw:text-style-name="P1" draw:layer="layout" svg:width="3.019cm" svg:height="3.019cm" svg:x="3.916cm" svg:y="2.504cm">
                  <draw:image xlink:href="Pictures/10000C2500000BCC00000BCC3F036AB5048AA34B.svg" xlink:type="simple" xlink:show="embed" xlink:actuate="onLoad">
                    <text:p/>
                  </draw:image>
                  <draw:image xlink:href="Pictures/100002010000007200000072CB8202C745FC1F55.png" xlink:type="simple" xlink:show="embed" xlink:actuate="onLoad"/>
                </draw:frame>
              </draw:g>
            </draw:g>
            <draw:frame draw:style-name="gr2" draw:text-style-name="P2" draw:layer="layout" svg:width="2.382cm" svg:height="1.026cm" svg:x="4.234cm" svg:y="5.22cm">
              <draw:text-box>
                <text:p><text:span text:style-name="T1">Editor</text:span></text:p>
              </draw:text-box>
            </draw:frame>
          </draw:g>
          <draw:g>
            <draw:g>
              <draw:frame draw:style-name="gr1" draw:text-style-name="P1" draw:layer="layout" svg:width="2.736cm" svg:height="2.735cm" svg:x="8.443cm" svg:y="2.117cm">
                <draw:image xlink:href="Pictures/100026FE00000A5D00000A5D01A41D769AA25074.svg" xlink:type="simple" xlink:show="embed" xlink:actuate="onLoad">
                  <text:p/>
                </draw:image>
                <draw:image xlink:href="Pictures/10000201000000640000006490EC21672482D86A.png" xlink:type="simple" xlink:show="embed" xlink:actuate="onLoad"/>
              </draw:frame>
            </draw:g>
            <draw:frame draw:style-name="gr3" draw:text-style-name="P4" draw:layer="layout" svg:width="2.873cm" svg:height="1.801cm" svg:x="8.375cm" svg:y="4.833cm">
              <draw:text-box>
                <text:p text:style-name="P3"><text:span text:style-name="T1">Archivo</text:span><text:span text:style-name="T1"><text:line-break/></text:span><text:span text:style-name="T1">fuente</text:span></text:p>
              </draw:text-box>
            </draw:frame>
          </draw:g>
          <draw:polygon draw:style-name="gr16" draw:text-style-name="P10" draw:layer="layout" svg:width="17.805cm" svg:height="7.624cm" svg:x="3.949cm" svg:y="1.546cm" svg:viewBox="0 0 17806 7625" draw:points="0,6250 7752,6250 8566,0 17806,0 17806,5892 9214,5896 7937,7625 0,7625">
            <text:p/>
          </draw:polygon>
          <draw:g>
            <draw:g>
              <draw:frame draw:style-name="gr1" draw:text-style-name="P1" draw:layer="layout" svg:width="3.019cm" svg:height="3.019cm" svg:x="13.263cm" svg:y="2.504cm">
                <draw:image xlink:href="Pictures/1000333300000BCC00000BCC1D7BA262608B65D7.svg" xlink:type="simple" xlink:show="embed" xlink:actuate="onLoad">
                  <text:p/>
                </draw:image>
                <draw:image xlink:href="Pictures/10000201000000720000007215E0D1BF301AF124.png" xlink:type="simple" xlink:show="embed" xlink:actuate="onLoad"/>
              </draw:frame>
            </draw:g>
            <draw:frame draw:style-name="gr4" draw:text-style-name="P2" draw:layer="layout" svg:width="4.168cm" svg:height="1.026cm" svg:x="12.688cm" svg:y="5.42cm">
              <draw:text-box>
                <text:p><text:span text:style-name="T1">Compilador</text:span></text:p>
              </draw:text-box>
            </draw:frame>
          </draw:g>
          <draw:polygon draw:style-name="gr17" draw:text-style-name="P11" draw:layer="layout" svg:width="17.834cm" svg:height="10.494cm" svg:x="3.95cm" svg:y="7.909cm" svg:viewBox="0 0 17835 10495" draw:points="0,1635 8368,1617 9486,0 17806,0 17835,10495 13484,10495 7937,3010 0,3010">
            <text:p/>
          </draw:polygon>
          <draw:g>
            <draw:g>
              <draw:frame draw:style-name="gr1" draw:text-style-name="P1" draw:layer="layout" svg:width="3.019cm" svg:height="3.019cm" svg:x="18.258cm" svg:y="8.384cm">
                <draw:image xlink:href="Pictures/1000333300000BCC00000BCC1D7BA262608B65D7.svg" xlink:type="simple" xlink:show="embed" xlink:actuate="onLoad">
                  <text:p/>
                </draw:image>
                <draw:image xlink:href="Pictures/10000201000000720000007215E0D1BF301AF124.png" xlink:type="simple" xlink:show="embed" xlink:actuate="onLoad"/>
              </draw:frame>
            </draw:g>
            <draw:frame draw:style-name="gr5" draw:text-style-name="P4" draw:layer="layout" svg:width="4.075cm" svg:height="1.801cm" svg:x="17.73cm" svg:y="11.3cm">
              <draw:text-box>
                <text:p text:style-name="P3"><text:span text:style-name="T1">Vinculador</text:span></text:p>
                <text:p text:style-name="P3"><text:span text:style-name="T1">o linkeditor</text:span></text:p>
              </draw:text-box>
            </draw:frame>
          </draw:g>
          <draw:g>
            <draw:polygon draw:style-name="gr18" draw:text-style-name="P12" draw:layer="layout" svg:width="12.689cm" svg:height="5.291cm" svg:x="3.951cm" svg:y="7.837cm" svg:viewBox="0 0 12690 5292" draw:points="0,3437 8125,3419 9208,0 12662,0 12690,5292 9208,5292 8094,4849 0,4863">
              <text:p/>
            </draw:polygon>
            <draw:frame draw:style-name="gr19" draw:text-style-name="P1" draw:layer="layout" svg:width="4.567cm" svg:height="1.026cm" svg:x="5.394cm" svg:y="11.439cm">
              <draw:text-box>
                <text:p text:style-name="P3"><text:span text:style-name="T3">Ejecución</text:span></text:p>
              </draw:text-box>
            </draw:frame>
          </draw:g>
          <draw:g>
            <draw:g>
              <draw:g>
                <draw:frame draw:style-name="gr1" draw:text-style-name="P1" draw:layer="layout" svg:width="2.888cm" svg:height="3.093cm" svg:x="13.273cm" svg:y="8.384cm">
                  <draw:image xlink:href="Pictures/100023EA00000BB000000BB0C0A883F3B6DA89CC.svg" xlink:type="simple" xlink:show="embed" xlink:actuate="onLoad">
                    <text:p/>
                  </draw:image>
                  <draw:image xlink:href="Pictures/100002010000007100000071E71F2AFDD8D918DB.png" xlink:type="simple" xlink:show="embed" xlink:actuate="onLoad"/>
                </draw:frame>
                <draw:frame draw:style-name="gr1" draw:text-style-name="P1" draw:layer="layout" svg:width="1.633cm" svg:height="1.633cm" svg:x="13.931cm" svg:y="9.409cm">
                  <draw:image xlink:href="Pictures/1000333300000BCC00000BCC1D7BA262608B65D7.svg" xlink:type="simple" xlink:show="embed" xlink:actuate="onLoad">
                    <text:p/>
                  </draw:image>
                  <draw:image xlink:href="Pictures/10000201000000720000007215E0D1BF301AF124.png" xlink:type="simple" xlink:show="embed" xlink:actuate="onLoad"/>
                </draw:frame>
              </draw:g>
            </draw:g>
            <draw:frame draw:style-name="gr6" draw:text-style-name="P4" draw:layer="layout" svg:width="3.779cm" svg:height="1.801cm" svg:x="12.828cm" svg:y="11.4cm">
              <draw:text-box>
                <text:p text:style-name="P3"><text:span text:style-name="T1">Archivo</text:span><text:span text:style-name="T1"><text:line-break/></text:span><text:span text:style-name="T1">ejecutable</text:span></text:p>
              </draw:text-box>
            </draw:frame>
          </draw:g>
          <draw:g>
            <draw:g>
              <draw:g>
                <draw:frame draw:style-name="gr1" draw:text-style-name="P1" draw:layer="layout" svg:width="2.888cm" svg:height="3.093cm" svg:x="18.212cm" svg:y="1.934cm">
                  <draw:image xlink:href="Pictures/100023EA00000BB000000BB0C0A883F3B6DA89CC.svg" xlink:type="simple" xlink:show="embed" xlink:actuate="onLoad">
                    <text:p/>
                  </draw:image>
                  <draw:image xlink:href="Pictures/100002010000007100000071E71F2AFDD8D918DB.png" xlink:type="simple" xlink:show="embed" xlink:actuate="onLoad"/>
                </draw:frame>
              </draw:g>
              <draw:frame draw:style-name="gr3" draw:text-style-name="P4" draw:layer="layout" svg:width="2.873cm" svg:height="1.801cm" svg:x="18.22cm" svg:y="4.95cm">
                <draw:text-box>
                  <text:p text:style-name="P3"><text:span text:style-name="T1">Archivo</text:span><text:span text:style-name="T1"><text:line-break/></text:span><text:span text:style-name="T1">objeto</text:span></text:p>
                </draw:text-box>
              </draw:frame>
            </draw:g>
            <draw:frame draw:style-name="gr8" draw:text-style-name="P5" draw:layer="layout" svg:width="2.259cm" svg:height="1.673cm" svg:x="18.564cm" svg:y="3.151cm">
              <draw:text-box>
                <text:p text:style-name="P3"><text:span text:style-name="T2">0101</text:span></text:p>
                <text:p text:style-name="P3"><text:span text:style-name="T2">10101</text:span></text:p>
              </draw:text-box>
            </draw:frame>
          </draw:g>
          <draw:custom-shape draw:style-name="gr12" draw:text-style-name="P8" draw:layer="layout" svg:width="1.377cm" svg:height="2.611cm" svg:x="11.571cm" svg:y="3.12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2" draw:text-style-name="P8" draw:layer="layout" svg:width="1.377cm" svg:height="2.611cm" svg:x="6.9cm" svg:y="3.15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2" draw:text-style-name="P8" draw:layer="layout" svg:width="1.377cm" svg:height="2.611cm" draw:transform="rotate (-3.14159265358979) translate (18.018cm 11.311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" draw:text-style-name="P8" draw:layer="layout" svg:width="0.929cm" svg:height="2.611cm" draw:transform="rotate (-1.5707963267949) translate (21.084cm 7.172cm)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2" draw:text-style-name="P8" draw:layer="layout" svg:width="1.377cm" svg:height="2.611cm" svg:x="16.571cm" svg:y="3.12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frame draw:style-name="gr1" draw:text-style-name="P1" draw:layer="layout" svg:width="2.421cm" svg:height="2.451cm" svg:x="18.552cm" svg:y="14.446cm">
              <draw:image xlink:href="Pictures/10000201000000EF000000F2B98ABE5748177847.png" xlink:type="simple" xlink:show="embed" xlink:actuate="onLoad">
                <text:p/>
              </draw:image>
            </draw:frame>
            <draw:frame draw:style-name="gr7" draw:text-style-name="P4" draw:layer="layout" svg:width="3.601cm" svg:height="1.026cm" svg:x="17.962cm" svg:y="17.083cm">
              <draw:text-box>
                <text:p text:style-name="P3"><text:span text:style-name="T1">Biblioteca</text:span></text:p>
              </draw:text-box>
            </draw:frame>
          </draw:g>
          <draw:custom-shape draw:style-name="gr20" draw:text-style-name="P8" draw:layer="layout" svg:width="0.929cm" svg:height="2.611cm" draw:transform="rotate (-1.5707963267949) translate (21.068cm 13.037cm)">
            <text:p/>
  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21" draw:text-style-name="P13" draw:layer="layout" svg:width="3.982cm" svg:height="1.026cm" svg:x="5.716cm" svg:y="7.964cm">
            <draw:text-box>
              <text:p text:style-name="P3"><text:span text:style-name="T3">Traducción</text:span></text:p>
            </draw:text-box>
          </draw:frame>
          <draw:frame draw:style-name="gr22" draw:text-style-name="P1" draw:layer="layout" svg:width="4.704cm" svg:height="1.026cm" svg:x="5.526cm" svg:y="9.746cm">
            <draw:text-box>
              <text:p text:style-name="P3"><text:span text:style-name="T3">Vinculación</text:span></text:p>
            </draw:text-box>
          </draw:frame>
        </draw:g>
      </draw:page>
      <draw:page draw:name="page5" draw:style-name="dp1" draw:master-page-name="Default">
        <draw:g>
          <draw:custom-shape draw:style-name="gr11" draw:text-style-name="P7" draw:layer="layout" svg:width="18.909cm" svg:height="17.768cm" svg:x="3.633cm" svg:y="1cm">
            <text:p/>
            <draw:enhanced-geometry svg:viewBox="0 0 21600 21600" draw:type="rectangle" draw:enhanced-path="M 0 0 L 21600 0 21600 21600 0 21600 0 0 Z N"/>
          </draw:custom-shape>
          <draw:g>
            <draw:g>
              <draw:g>
                <draw:frame draw:style-name="gr1" draw:text-style-name="P1" draw:layer="layout" svg:width="3.019cm" svg:height="3.019cm" svg:x="4.075cm" svg:y="1.975cm">
                  <draw:image xlink:href="Pictures/10000C2500000BCC00000BCC3F036AB5048AA34B.svg" xlink:type="simple" xlink:show="embed" xlink:actuate="onLoad">
                    <text:p/>
                  </draw:image>
                  <draw:image xlink:href="Pictures/100002010000007200000072CB8202C745FC1F55.png" xlink:type="simple" xlink:show="embed" xlink:actuate="onLoad"/>
                </draw:frame>
              </draw:g>
            </draw:g>
            <draw:frame draw:style-name="gr2" draw:text-style-name="P2" draw:layer="layout" svg:width="2.382cm" svg:height="1.026cm" svg:x="4.393cm" svg:y="4.691cm">
              <draw:text-box>
                <text:p><text:span text:style-name="T1">Editor</text:span></text:p>
              </draw:text-box>
            </draw:frame>
          </draw:g>
          <draw:g>
            <draw:g>
              <draw:frame draw:style-name="gr1" draw:text-style-name="P1" draw:layer="layout" svg:width="2.736cm" svg:height="2.735cm" svg:x="8.602cm" svg:y="1.588cm">
                <draw:image xlink:href="Pictures/100026FE00000A5D00000A5D01A41D769AA25074.svg" xlink:type="simple" xlink:show="embed" xlink:actuate="onLoad">
                  <text:p/>
                </draw:image>
                <draw:image xlink:href="Pictures/10000201000000640000006490EC21672482D86A.png" xlink:type="simple" xlink:show="embed" xlink:actuate="onLoad"/>
              </draw:frame>
            </draw:g>
            <draw:frame draw:style-name="gr3" draw:text-style-name="P4" draw:layer="layout" svg:width="2.873cm" svg:height="1.801cm" svg:x="8.534cm" svg:y="4.304cm">
              <draw:text-box>
                <text:p text:style-name="P3"><text:span text:style-name="T1">Archivo</text:span><text:span text:style-name="T1"><text:line-break/></text:span><text:span text:style-name="T1">fuente</text:span></text:p>
              </draw:text-box>
            </draw:frame>
          </draw:g>
          <draw:g>
            <draw:g>
              <draw:frame draw:style-name="gr1" draw:text-style-name="P1" draw:layer="layout" svg:width="3.019cm" svg:height="3.019cm" svg:x="13.422cm" svg:y="1.975cm">
                <draw:image xlink:href="Pictures/1000333300000BCC00000BCC1D7BA262608B65D7.svg" xlink:type="simple" xlink:show="embed" xlink:actuate="onLoad">
                  <text:p/>
                </draw:image>
                <draw:image xlink:href="Pictures/10000201000000720000007215E0D1BF301AF124.png" xlink:type="simple" xlink:show="embed" xlink:actuate="onLoad"/>
              </draw:frame>
            </draw:g>
            <draw:frame draw:style-name="gr4" draw:text-style-name="P2" draw:layer="layout" svg:width="4.168cm" svg:height="1.026cm" svg:x="12.847cm" svg:y="4.891cm">
              <draw:text-box>
                <text:p><text:span text:style-name="T1">Compilador</text:span></text:p>
              </draw:text-box>
            </draw:frame>
          </draw:g>
          <draw:g>
            <draw:g>
              <draw:frame draw:style-name="gr1" draw:text-style-name="P1" draw:layer="layout" svg:width="3.019cm" svg:height="3.019cm" svg:x="18.417cm" svg:y="7.855cm">
                <draw:image xlink:href="Pictures/1000333300000BCC00000BCC1D7BA262608B65D7.svg" xlink:type="simple" xlink:show="embed" xlink:actuate="onLoad">
                  <text:p/>
                </draw:image>
                <draw:image xlink:href="Pictures/10000201000000720000007215E0D1BF301AF124.png" xlink:type="simple" xlink:show="embed" xlink:actuate="onLoad"/>
              </draw:frame>
            </draw:g>
            <draw:frame draw:style-name="gr5" draw:text-style-name="P4" draw:layer="layout" svg:width="4.075cm" svg:height="1.801cm" svg:x="17.889cm" svg:y="10.771cm">
              <draw:text-box>
                <text:p text:style-name="P3"><text:span text:style-name="T1">Vinculador</text:span></text:p>
                <text:p text:style-name="P3"><text:span text:style-name="T1">o linkeditor</text:span></text:p>
              </draw:text-box>
            </draw:frame>
          </draw:g>
          <draw:g>
            <draw:g>
              <draw:g>
                <draw:frame draw:style-name="gr1" draw:text-style-name="P1" draw:layer="layout" svg:width="2.888cm" svg:height="3.093cm" svg:x="13.432cm" svg:y="7.855cm">
                  <draw:image xlink:href="Pictures/100023EA00000BB000000BB0C0A883F3B6DA89CC.svg" xlink:type="simple" xlink:show="embed" xlink:actuate="onLoad">
                    <text:p/>
                  </draw:image>
                  <draw:image xlink:href="Pictures/100002010000007100000071E71F2AFDD8D918DB.png" xlink:type="simple" xlink:show="embed" xlink:actuate="onLoad"/>
                </draw:frame>
                <draw:frame draw:style-name="gr1" draw:text-style-name="P1" draw:layer="layout" svg:width="1.633cm" svg:height="1.633cm" svg:x="14.09cm" svg:y="8.88cm">
                  <draw:image xlink:href="Pictures/1000333300000BCC00000BCC1D7BA262608B65D7.svg" xlink:type="simple" xlink:show="embed" xlink:actuate="onLoad">
                    <text:p/>
                  </draw:image>
                  <draw:image xlink:href="Pictures/10000201000000720000007215E0D1BF301AF124.png" xlink:type="simple" xlink:show="embed" xlink:actuate="onLoad"/>
                </draw:frame>
              </draw:g>
            </draw:g>
            <draw:frame draw:style-name="gr6" draw:text-style-name="P4" draw:layer="layout" svg:width="3.779cm" svg:height="1.801cm" svg:x="12.987cm" svg:y="10.871cm">
              <draw:text-box>
                <text:p text:style-name="P3"><text:span text:style-name="T1">Archivo</text:span><text:span text:style-name="T1"><text:line-break/></text:span><text:span text:style-name="T1">ejecutable</text:span></text:p>
              </draw:text-box>
            </draw:frame>
          </draw:g>
          <draw:g>
            <draw:g>
              <draw:g>
                <draw:frame draw:style-name="gr1" draw:text-style-name="P1" draw:layer="layout" svg:width="2.888cm" svg:height="3.093cm" svg:x="18.371cm" svg:y="1.405cm">
                  <draw:image xlink:href="Pictures/100023EA00000BB000000BB0C0A883F3B6DA89CC.svg" xlink:type="simple" xlink:show="embed" xlink:actuate="onLoad">
                    <text:p/>
                  </draw:image>
                  <draw:image xlink:href="Pictures/100002010000007100000071E71F2AFDD8D918DB.png" xlink:type="simple" xlink:show="embed" xlink:actuate="onLoad"/>
                </draw:frame>
              </draw:g>
              <draw:frame draw:style-name="gr3" draw:text-style-name="P4" draw:layer="layout" svg:width="2.873cm" svg:height="1.801cm" svg:x="18.379cm" svg:y="4.421cm">
                <draw:text-box>
                  <text:p text:style-name="P3"><text:span text:style-name="T1">Archivo</text:span><text:span text:style-name="T1"><text:line-break/></text:span><text:span text:style-name="T1">objeto</text:span></text:p>
                </draw:text-box>
              </draw:frame>
            </draw:g>
            <draw:frame draw:style-name="gr8" draw:text-style-name="P5" draw:layer="layout" svg:width="2.259cm" svg:height="1.673cm" svg:x="18.723cm" svg:y="2.622cm">
              <draw:text-box>
                <text:p text:style-name="P3"><text:span text:style-name="T2">0101</text:span></text:p>
                <text:p text:style-name="P3"><text:span text:style-name="T2">10101</text:span></text:p>
              </draw:text-box>
            </draw:frame>
          </draw:g>
          <draw:custom-shape draw:style-name="gr12" draw:text-style-name="P8" draw:layer="layout" svg:width="1.377cm" svg:height="2.611cm" svg:x="11.73cm" svg:y="2.59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2" draw:text-style-name="P8" draw:layer="layout" svg:width="1.377cm" svg:height="2.611cm" svg:x="7.059cm" svg:y="2.6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2" draw:text-style-name="P8" draw:layer="layout" svg:width="1.377cm" svg:height="2.611cm" draw:transform="rotate (-3.14159265358979) translate (18.177cm 10.782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" draw:text-style-name="P8" draw:layer="layout" svg:width="0.929cm" svg:height="2.611cm" draw:transform="rotate (-1.5707963267949) translate (21.243cm 6.643cm)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2" draw:text-style-name="P8" draw:layer="layout" svg:width="1.377cm" svg:height="2.611cm" svg:x="16.73cm" svg:y="2.59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frame draw:style-name="gr1" draw:text-style-name="P1" draw:layer="layout" svg:width="2.421cm" svg:height="2.451cm" svg:x="18.711cm" svg:y="13.917cm">
              <draw:image xlink:href="Pictures/10000201000000EF000000F2B98ABE5748177847.png" xlink:type="simple" xlink:show="embed" xlink:actuate="onLoad">
                <text:p/>
              </draw:image>
            </draw:frame>
            <draw:frame draw:style-name="gr7" draw:text-style-name="P4" draw:layer="layout" svg:width="3.601cm" svg:height="1.026cm" svg:x="18.121cm" svg:y="16.554cm">
              <draw:text-box>
                <text:p text:style-name="P3"><text:span text:style-name="T1">Biblioteca</text:span></text:p>
              </draw:text-box>
            </draw:frame>
          </draw:g>
          <draw:custom-shape draw:style-name="gr20" draw:text-style-name="P8" draw:layer="layout" svg:width="0.929cm" svg:height="2.611cm" draw:transform="rotate (-1.5707963267949) translate (21.227cm 12.508cm)">
            <text:p/>
  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  <draw:page draw:name="page6" draw:style-name="dp1" draw:master-page-name="Default">
        <draw:g>
          <draw:custom-shape draw:style-name="gr23" draw:text-style-name="P7" draw:layer="layout" svg:width="15.13cm" svg:height="3.663cm" svg:x="5.155cm" svg:y="8.514cm">
            <text:p/>
            <draw:enhanced-geometry svg:viewBox="0 0 21600 21600" draw:type="rectangle" draw:enhanced-path="M 0 0 L 21600 0 21600 21600 0 21600 0 0 Z N"/>
          </draw:custom-shape>
          <draw:g>
            <draw:frame draw:style-name="gr24" draw:text-style-name="P3" draw:layer="layout" svg:width="2.991cm" svg:height="2.991cm" svg:x="17.169cm" svg:y="8.85cm">
              <draw:image xlink:href="Pictures/100023EA00000BB000000BB0C0A883F3B6DA89CC.svg" xlink:type="simple" xlink:show="embed" xlink:actuate="onLoad">
                <text:p/>
              </draw:image>
              <draw:image xlink:href="Pictures/100002010000007100000071E71F2AFDD8D918DB.png" xlink:type="simple" xlink:show="embed" xlink:actuate="onLoad"/>
            </draw:frame>
            <draw:frame draw:style-name="gr24" draw:text-style-name="P3" draw:layer="layout" svg:width="2.652cm" svg:height="2.652cm" svg:x="5.255cm" svg:y="9.019cm">
              <draw:image xlink:href="Pictures/100026FE00000A5D00000A5D01A41D769AA25074.svg" xlink:type="simple" xlink:show="embed" xlink:actuate="onLoad">
                <text:p/>
              </draw:image>
              <draw:image xlink:href="Pictures/10000201000000640000006490EC21672482D86A.png" xlink:type="simple" xlink:show="embed" xlink:actuate="onLoad"/>
            </draw:frame>
            <draw:frame draw:style-name="gr24" draw:text-style-name="P3" draw:layer="layout" svg:width="3.019cm" svg:height="3.019cm" svg:x="10.956cm" svg:y="8.836cm">
              <draw:image xlink:href="Pictures/1000333300000BCC00000BCC1D7BA262608B65D7.svg" xlink:type="simple" xlink:show="embed" xlink:actuate="onLoad">
                <text:p/>
              </draw:image>
              <draw:image xlink:href="Pictures/10000201000000720000007215E0D1BF301AF124.png" xlink:type="simple" xlink:show="embed" xlink:actuate="onLoad"/>
            </draw:frame>
            <draw:custom-shape draw:style-name="gr12" draw:text-style-name="P8" draw:layer="layout" svg:width="1.377cm" svg:height="2.611cm" svg:x="8.743cm" svg:y="9.04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2" draw:text-style-name="P8" draw:layer="layout" svg:width="1.377cm" svg:height="2.611cm" svg:x="14.811cm" svg:y="9.04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>
          <draw:custom-shape draw:style-name="gr23" draw:text-style-name="P7" draw:layer="layout" svg:width="15.13cm" svg:height="3.663cm" svg:x="5.189cm" svg:y="3.037cm">
            <text:p/>
            <draw:enhanced-geometry svg:viewBox="0 0 21600 21600" draw:type="rectangle" draw:enhanced-path="M 0 0 L 21600 0 21600 21600 0 21600 0 0 Z N"/>
          </draw:custom-shape>
          <draw:g>
            <draw:frame draw:style-name="gr24" draw:text-style-name="P3" draw:layer="layout" svg:width="3.019cm" svg:height="3.019cm" svg:x="11.109cm" svg:y="3.359cm">
              <draw:image xlink:href="Pictures/1000333300000BCC00000BCC1D7BA262608B65D7.svg" xlink:type="simple" xlink:show="embed" xlink:actuate="onLoad">
                <text:p/>
              </draw:image>
              <draw:image xlink:href="Pictures/10000201000000720000007215E0D1BF301AF124.png" xlink:type="simple" xlink:show="embed" xlink:actuate="onLoad"/>
            </draw:frame>
            <draw:custom-shape draw:style-name="gr12" draw:text-style-name="P8" draw:layer="layout" svg:width="1.377cm" svg:height="2.611cm" svg:x="8.96cm" svg:y="3.563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2" draw:text-style-name="P8" draw:layer="layout" svg:width="1.377cm" svg:height="2.611cm" svg:x="14.624cm" svg:y="3.563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g>
              <draw:frame draw:style-name="gr25" draw:text-style-name="P14" draw:layer="layout" svg:width="1.476cm" svg:height="1.439cm" svg:x="5.647cm" svg:y="3.725cm">
                <draw:image xlink:href="Pictures/10001D61000010D70000106C24EF68805213CC79.svg" xlink:type="simple" xlink:show="embed" xlink:actuate="onLoad">
                  <text:p text:style-name="P14"><text:span text:style-name="T4">2</text:span></text:p>
                </draw:image>
                <draw:image xlink:href="Pictures/10000201000000A30000009F7064D63CBB5EEFB4.png" xlink:type="simple" xlink:show="embed" xlink:actuate="onLoad"/>
              </draw:frame>
              <draw:frame draw:style-name="gr25" draw:text-style-name="P14" draw:layer="layout" svg:width="1.476cm" svg:height="1.439cm" svg:x="6.427cm" svg:y="4.573cm">
                <draw:image xlink:href="Pictures/10001D61000010D70000106C24EF68805213CC79.svg" xlink:type="simple" xlink:show="embed" xlink:actuate="onLoad">
                  <text:p text:style-name="P14"><text:span text:style-name="T4">2</text:span></text:p>
                </draw:image>
                <draw:image xlink:href="Pictures/10000201000000A30000009F7064D63CBB5EEFB4.png" xlink:type="simple" xlink:show="embed" xlink:actuate="onLoad"/>
              </draw:frame>
            </draw:g>
            <draw:frame draw:style-name="gr25" draw:text-style-name="P14" draw:layer="layout" svg:width="1.476cm" svg:height="1.439cm" svg:x="17.825cm" svg:y="4.149cm">
              <draw:image xlink:href="Pictures/10001D61000010D70000106C24EF68805213CC79.svg" xlink:type="simple" xlink:show="embed" xlink:actuate="onLoad">
                <text:p text:style-name="P14"><text:span text:style-name="T4">4</text:span></text:p>
              </draw:image>
              <draw:image xlink:href="Pictures/10000201000000A30000009F7064D63CBB5EEFB4.png" xlink:type="simple" xlink:show="embed" xlink:actuate="onLoad"/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o Grosclaude</meta:initial-creator>
    <meta:creation-date>2016-05-23T13:55:13.450100548</meta:creation-date>
    <dc:date>2016-05-23T17:47:40.874275077</dc:date>
    <dc:creator>Eduardo Grosclaude</dc:creator>
    <meta:editing-duration>PT1H11M19S</meta:editing-duration>
    <meta:editing-cycles>7</meta:editing-cycles>
    <meta:generator>LibreOffice/5.0.4.2$Linux_X86_64 LibreOffice_project/2b9802c1994aa0b7dc6079e128979269cf95bc78</meta:generator>
    <meta:document-statistic meta:object-count="221"/>
  </office:meta>
</office:document-meta>
</file>